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2a6099" draw:fill="none" draw:textarea-vertical-align="middle"/>
    </style:style>
    <style:style style:name="gr2" style:family="graphic" style:parent-style-name="standard">
      <style:graphic-properties draw:stroke="none" svg:stroke-color="#2a6099" draw:fill="none" draw:fill-color="#ffffff" fo:min-height="1cm"/>
      <style:paragraph-properties style:writing-mode="lr-tb"/>
    </style:style>
    <style:style style:name="gr3" style:family="graphic" style:parent-style-name="standard">
      <style:graphic-properties draw:stroke="none" svg:stroke-color="#2a6099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2a6099" draw:fill="none" draw:fill-color="#ffffff" fo:min-height="1.423cm"/>
      <style:paragraph-properties style:writing-mode="lr-tb"/>
    </style:style>
    <style:style style:name="gr5" style:family="graphic" style:parent-style-name="standard">
      <style:graphic-properties svg:stroke-color="#2a6099" draw:fill-color="#2a6099" draw:textarea-horizontal-align="justify" draw:textarea-vertical-align="middle" draw:auto-grow-height="false" fo:min-height="5.75cm" fo:min-width="12cm"/>
    </style:style>
    <style:style style:name="gr6" style:family="graphic" style:parent-style-name="standard">
      <style:graphic-properties draw:stroke="none" svg:stroke-color="#2a6099" draw:fill="none" draw:fill-color="#ffffff" fo:min-height="0.677cm"/>
      <style:paragraph-properties style:writing-mode="lr-tb"/>
    </style:style>
    <style:style style:name="gr7" style:family="graphic" style:parent-style-name="standard">
      <style:graphic-properties svg:stroke-color="#b4c7dc" draw:fill-color="#b4c7dc" draw:textarea-horizontal-align="justify" draw:textarea-vertical-align="middle" draw:auto-grow-height="false" fo:min-height="0.368cm" fo:min-width="1.75cm"/>
      <style:paragraph-properties style:writing-mode="lr-tb"/>
    </style:style>
    <style:style style:name="gr8" style:family="graphic" style:parent-style-name="standard">
      <style:graphic-properties svg:stroke-color="#2a6099" draw:fill-color="#2a6099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2a6099" draw:fill-color="#ec9ba4" draw:textarea-vertical-align="middle"/>
    </style:style>
    <style:style style:name="gr10" style:family="graphic" style:parent-style-name="standard">
      <style:graphic-properties draw:stroke="none" svg:stroke-color="#2a6099" draw:fill="none" draw:fill-color="#ffffff" fo:min-height="0cm"/>
      <style:paragraph-properties style:writing-mode="lr-tb"/>
    </style:style>
    <style:style style:name="gr11" style:family="graphic" style:parent-style-name="standard">
      <style:graphic-properties svg:stroke-color="#2a6099" draw:fill-color="#ec9ba4" draw:textarea-horizontal-align="justify" draw:textarea-vertical-align="middle" draw:auto-grow-height="false" fo:min-height="0.282cm" fo:min-width="0.032cm"/>
    </style:style>
    <style:style style:name="gr12" style:family="graphic" style:parent-style-name="standard">
      <style:graphic-properties draw:stroke="none" svg:stroke-color="#2a6099" draw:fill="none" draw:fill-color="#ffffff" fo:min-height="0.673cm"/>
      <style:paragraph-properties style:writing-mode="lr-tb"/>
    </style:style>
    <style:style style:name="gr13" style:family="graphic" style:parent-style-name="standard">
      <style:graphic-properties svg:stroke-color="#2a6099" draw:fill-color="#ec9ba4" draw:textarea-horizontal-align="justify" draw:textarea-vertical-align="middle" draw:auto-grow-height="false" fo:min-height="2.53cm" fo:min-width="3.25cm"/>
      <style:paragraph-properties style:writing-mode="lr-tb"/>
    </style:style>
    <style:style style:name="gr14" style:family="graphic" style:parent-style-name="standard">
      <style:graphic-properties svg:stroke-color="#2a6099" draw:fill-color="#e6e905" draw:textarea-horizontal-align="justify" draw:textarea-vertical-align="middle" draw:auto-grow-height="false" fo:min-height="0.282cm" fo:min-width="0.032cm"/>
    </style:style>
    <style:style style:name="gr15" style:family="graphic" style:parent-style-name="standard">
      <style:graphic-properties svg:stroke-color="#b4c7dc" draw:fill-color="#2a6099" draw:textarea-horizontal-align="justify" draw:textarea-vertical-align="middle" draw:auto-grow-height="false" fo:min-height="2.25cm" fo:min-width="3.25cm"/>
      <style:paragraph-properties style:writing-mode="lr-tb"/>
    </style:style>
    <style:style style:name="gr16" style:family="graphic" style:parent-style-name="standard">
      <style:graphic-properties svg:stroke-color="#2a6099" draw:fill-color="#ff0000" draw:textarea-horizontal-align="justify" draw:textarea-vertical-align="middle" draw:auto-grow-height="false" fo:min-height="0.282cm" fo:min-width="0.032cm"/>
    </style:style>
    <style:style style:name="gr17" style:family="graphic" style:parent-style-name="standard">
      <style:graphic-properties svg:stroke-color="#b4c7dc" draw:fill-color="#b4c7dc" draw:textarea-horizontal-align="justify" draw:textarea-vertical-align="middle" draw:auto-grow-height="false" fo:min-height="2.25cm" fo:min-width="3.25cm"/>
      <style:paragraph-properties style:writing-mode="lr-tb"/>
    </style:style>
    <style:style style:name="gr18" style:family="graphic" style:parent-style-name="standard">
      <style:graphic-properties draw:stroke="none" svg:stroke-color="#2a6099" draw:fill="none" draw:fill-color="#ffffff" fo:min-height="0.5cm"/>
      <style:paragraph-properties style:writing-mode="lr-tb"/>
    </style:style>
    <style:style style:name="gr19" style:family="graphic" style:parent-style-name="standard">
      <style:graphic-properties svg:stroke-color="#ff0000" draw:fill-color="#ec9ba4" draw:textarea-vertical-align="middle"/>
    </style:style>
    <style:style style:name="gr20" style:family="graphic" style:parent-style-name="standard">
      <style:graphic-properties svg:stroke-color="#ff0000" draw:fill="none" draw:fill-color="#ec9ba4" draw:textarea-horizontal-align="justify" draw:textarea-vertical-align="middle" draw:auto-grow-height="false" fo:min-height="2.684cm" fo:min-width="10.934cm"/>
    </style:style>
    <style:style style:name="gr2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2" style:family="graphic" style:parent-style-name="standard">
      <style:graphic-properties svg:stroke-color="#ec9ba4" draw:fill-color="#ec9ba4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ec9ba4"/>
      <style:paragraph-properties fo:text-align="center"/>
    </style:style>
    <style:style style:name="P8" style:family="paragraph">
      <loext:graphic-properties draw:fill-color="#e6e905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ec9ba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5cm" svg:y1="2.75cm" svg:x2="15cm" svg:y2="18.75cm">
          <text:p/>
        </draw:line>
        <draw:line draw:style-name="gr1" draw:text-style-name="P1" draw:layer="layout" svg:x1="5cm" svg:y1="4.25cm" svg:x2="26.25cm" svg:y2="4.25cm">
          <text:p/>
        </draw:line>
        <draw:frame draw:style-name="gr2" draw:text-style-name="P2" draw:layer="layout" svg:width="2.25cm" svg:height="1.25cm" svg:x="9cm" svg:y="3cm">
          <draw:text-box>
            <text:p>stack</text:p>
          </draw:text-box>
        </draw:frame>
        <draw:frame draw:style-name="gr3" draw:text-style-name="P2" draw:layer="layout" svg:width="2.25cm" svg:height="1cm" svg:x="18.75cm" svg:y="3cm">
          <draw:text-box>
            <text:p>heap</text:p>
          </draw:text-box>
        </draw:frame>
        <draw:frame draw:style-name="gr4" draw:text-style-name="P3" draw:layer="layout" svg:width="20.45cm" svg:height="1.673cm" svg:x="5.3cm" svg:y="1.327cm">
          <draw:text-box>
            <text:p>informacion_pokemon_t* pokemon_cargar_archivo(const char *path)</text:p>
          </draw:text-box>
        </draw:frame>
        <draw:custom-shape draw:style-name="gr5" draw:text-style-name="P4" draw:layer="layout" svg:width="12.5cm" svg:height="6cm" svg:x="15.5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2" draw:id="id2" draw:layer="layout" svg:width="7.5cm" svg:height="0.962cm" svg:x="15.75cm" svg:y="5.154cm">
          <draw:text-box>
            <text:p>informacion_pokemon_t</text:p>
          </draw:text-box>
        </draw:frame>
        <draw:custom-shape draw:style-name="gr7" draw:text-style-name="P6" draw:layer="layout" svg:width="2.25cm" svg:height="0.618cm" svg:x="15.75cm" svg:y="6.25cm">
          <text:p text:style-name="P5">cant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cm" svg:height="1cm" svg:x="8.25cm" svg:y="6.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7" draw:layer="layout" svg:x1="9.25cm" svg:y1="6.75cm" svg:x2="15.75cm" svg:y2="5.635cm" draw:start-shape="id1" draw:start-glue-point="10" draw:end-shape="id2" draw:end-glue-point="3" svg:d="M9250 6750h3251v-1115h3249" svg:viewBox="0 0 6501 1116">
          <text:p/>
        </draw:connector>
        <draw:frame draw:style-name="gr10" draw:text-style-name="P3" draw:layer="layout" svg:width="5.25cm" svg:height="1.673cm" svg:x="6.25cm" svg:y="5.25cm">
          <draw:text-box>
            <text:p>lista_pokemones</text:p>
          </draw:text-box>
        </draw:frame>
        <draw:custom-shape draw:style-name="gr11" draw:text-style-name="P7" xml:id="id3" draw:id="id3" draw:layer="layout" svg:width="0.75cm" svg:height="0.75cm" svg:x="10.25cm" svg:y="14.7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2" draw:text-style-name="P3" draw:layer="layout" svg:width="5cm" svg:height="0.962cm" svg:x="8.75cm" svg:y="13.75cm">
          <draw:text-box>
            <text:p>pokemon</text:p>
          </draw:text-box>
        </draw:frame>
        <draw:connector draw:style-name="gr9" draw:text-style-name="P7" draw:layer="layout" svg:x1="10.625cm" svg:y1="15.462cm" svg:x2="17.5cm" svg:y2="16.366cm" draw:start-shape="id3" draw:start-glue-point="8" svg:d="M10625 15462v703h6875v201" svg:viewBox="0 0 6876 905">
          <text:p/>
        </draw:connector>
        <draw:frame draw:style-name="gr4" draw:text-style-name="P3" draw:layer="layout" svg:width="6.75cm" svg:height="1.673cm" svg:x="10.5cm" svg:y="15.289cm">
          <draw:text-box>
            <text:p>obtener_un_pokemon</text:p>
          </draw:text-box>
        </draw:frame>
        <draw:custom-shape draw:style-name="gr13" draw:text-style-name="P7" xml:id="id7" draw:id="id7" draw:layer="layout" svg:width="3.75cm" svg:height="2.78cm" svg:x="17.5cm" svg:y="14.962cm">
          <text:p text:style-name="P5">pokemon_t</text:p>
          <draw:enhanced-geometry svg:viewBox="0 0 21600 21600" draw:type="rectangle" draw:enhanced-path="M 0 0 L 21600 0 21600 21600 0 21600 0 0 Z N"/>
        </draw:custom-shape>
        <draw:custom-shape draw:style-name="gr14" draw:text-style-name="P8" xml:id="id4" draw:id="id4" draw:layer="layout" svg:width="0.75cm" svg:height="0.75cm" svg:x="5.5cm" svg:y="16.7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5cm" svg:height="1cm" svg:x="3.5cm" svg:y="17.462cm">
          <draw:text-box>
            <text:p>pokemon_leído</text:p>
          </draw:text-box>
        </draw:frame>
        <draw:custom-shape draw:style-name="gr15" draw:text-style-name="P4" xml:id="id8" draw:id="id8" draw:layer="layout" svg:width="3.75cm" svg:height="2.5cm" svg:x="23.25cm" svg:y="7.5cm">
          <text:p text:style-name="P5">pokemon_t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6.25cm" svg:y1="17.087cm" svg:x2="10.25cm" svg:y2="15.087cm" draw:start-shape="id4" draw:start-glue-point="10" draw:end-shape="id3" draw:end-glue-point="6" svg:d="M6250 17087h2001v-2000h1999" svg:viewBox="0 0 4001 2001">
          <text:p/>
        </draw:connector>
        <draw:custom-shape draw:style-name="gr16" draw:text-style-name="P9" xml:id="id5" draw:id="id5" draw:layer="layout" svg:width="0.75cm" svg:height="0.75cm" svg:x="7.75cm" svg:y="10.7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4" draw:layer="layout" svg:width="3.75cm" svg:height="2.5cm" svg:x="19.5cm" svg:y="7.5cm">
          <text:p text:style-name="P5">pokemon_t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75cm" svg:height="2.5cm" svg:x="15.75cm" svg:y="7.5cm">
          <text:p text:style-name="P5">pokemon_t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cm" svg:height="0.962cm" svg:x="7.25cm" svg:y="9.75cm">
          <draw:text-box>
            <text:p>aux</text:p>
          </draw:text-box>
        </draw:frame>
        <draw:connector draw:style-name="gr19" draw:text-style-name="P7" draw:layer="layout" svg:x1="8.125cm" svg:y1="11.5cm" svg:x2="21.625cm" svg:y2="10.5cm" draw:start-shape="id5" draw:start-glue-point="8" draw:end-shape="id6" draw:end-glue-point="2" svg:d="M8125 11500v502h13500v-1502" svg:viewBox="0 0 13501 1503">
          <text:p/>
        </draw:connector>
        <draw:custom-shape draw:style-name="gr20" draw:text-style-name="P10" xml:id="id6" draw:id="id6" draw:layer="layout" svg:width="11.75cm" svg:height="3.25cm" svg:x="15.75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svg:x1="8.5cm" svg:y1="11.125cm" svg:x2="8.75cm" svg:y2="7.25cm" draw:start-shape="id5" draw:start-glue-point="10" draw:end-shape="id1" draw:end-glue-point="8" svg:d="M8500 11125h502v-2124h-252v-1751" svg:viewBox="0 0 503 3876">
          <text:p/>
        </draw:connector>
        <draw:frame draw:style-name="gr21" draw:text-style-name="P3" draw:layer="layout" svg:width="2.75cm" svg:height="0.962cm" svg:x="12.5cm" svg:y="11.038cm">
          <draw:text-box>
            <text:p>realloc</text:p>
          </draw:text-box>
        </draw:frame>
        <draw:connector draw:style-name="gr22" draw:text-style-name="P7" draw:layer="layout" svg:x1="21.25cm" svg:y1="16.352cm" svg:x2="25.125cm" svg:y2="10cm" draw:start-shape="id7" draw:start-glue-point="1" draw:end-shape="id8" draw:end-glue-point="2" svg:d="M21250 16352h3875v-6352" svg:viewBox="0 0 3876 635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e6e905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5:46.435738499</meta:creation-date>
    <dc:date>2023-09-15T16:57:06.240640606</dc:date>
    <meta:editing-duration>PT16M3S</meta:editing-duration>
    <meta:editing-cycles>4</meta:editing-cycles>
    <meta:generator>LibreOffice/7.3.7.2$Linux_X86_64 LibreOffice_project/30$Build-2</meta:generator>
    <meta:document-statistic meta:object-count="29"/>
  </office:meta>
</office:document-meta>
</file>